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lassen1" style:family="table">
      <style:table-properties style:width="17.013cm" fo:margin-left="0cm" table:align="left" style:shadow="none"/>
    </style:style>
    <style:style style:name="Klassen1.A" style:family="table-column">
      <style:table-column-properties style:column-width="3.096cm"/>
    </style:style>
    <style:style style:name="Klassen1.B" style:family="table-column">
      <style:table-column-properties style:column-width="6.417cm"/>
    </style:style>
    <style:style style:name="Klassen1.C" style:family="table-column">
      <style:table-column-properties style:column-width="7.5cm"/>
    </style:style>
    <style:style style:name="Klassen1.A1" style:family="table-cell">
      <style:table-cell-properties fo:padding="0.097cm" fo:border-left="none" fo:border-right="none" fo:border-top="none" fo:border-bottom="0.05pt solid #000000"/>
    </style:style>
    <style:style style:name="Klassen1.A2" style:family="table-cell">
      <style:table-cell-properties fo:padding="0.097cm" fo:border-left="0.05pt solid #000000" fo:border-right="none" fo:border-top="none" fo:border-bottom="0.05pt solid #000000"/>
    </style:style>
    <style:style style:name="Klassen1.C2" style:family="table-cell">
      <style:table-cell-properties fo:padding="0.097cm" fo:border-left="0.05pt solid #000000" fo:border-right="0.05pt solid #000000" fo:border-top="none" fo:border-bottom="0.05pt solid #000000"/>
    </style:style>
    <style:style style:name="Methoden" style:family="table">
      <style:table-properties style:width="17.013cm" fo:margin-left="0cm" table:align="left" style:shadow="none"/>
    </style:style>
    <style:style style:name="Methoden.A" style:family="table-column">
      <style:table-column-properties style:column-width="4.498cm"/>
    </style:style>
    <style:style style:name="Methoden.B" style:family="table-column">
      <style:table-column-properties style:column-width="12.515cm"/>
    </style:style>
    <style:style style:name="Methoden.A1" style:family="table-cell">
      <style:table-cell-properties fo:padding="0.097cm" fo:border-left="none" fo:border-right="none" fo:border-top="none" fo:border-bottom="0.05pt solid #000000"/>
    </style:style>
    <style:style style:name="Methoden.A2" style:family="table-cell">
      <style:table-cell-properties fo:padding="0.097cm" fo:border-left="0.05pt solid #000000" fo:border-right="none" fo:border-top="none" fo:border-bottom="0.05pt solid #000000"/>
    </style:style>
    <style:style style:name="Methode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style>
    <style:style style:name="P2" style:family="paragraph" style:parent-style-name="Text_20_body">
      <style:paragraph-properties fo:line-height="115%" fo:text-align="justify" style:justify-single-word="false"/>
      <style:text-properties style:text-underline-style="solid" style:text-underline-width="auto" style:text-underline-color="font-color"/>
    </style:style>
    <style:style style:name="P3" style:family="paragraph" style:parent-style-name="Preformatted_20_Text">
      <style:paragraph-properties fo:line-height="115%" fo:text-align="justify" style:justify-single-word="false"/>
      <style:text-properties style:font-name="Arial" fo:font-size="12pt" officeooo:rsid="000f0b50" officeooo:paragraph-rsid="00120bcb" style:font-size-asian="12pt" style:font-size-complex="12pt"/>
    </style:style>
    <style:style style:name="P4" style:family="paragraph" style:parent-style-name="Preformatted_20_Text">
      <style:paragraph-properties fo:line-height="115%" fo:text-align="justify" style:justify-single-word="false"/>
      <style:text-properties style:font-name="Arial" fo:font-size="12pt" officeooo:rsid="000f0b50" officeooo:paragraph-rsid="000f0b50" style:font-size-asian="12pt" style:font-size-complex="12pt"/>
    </style:style>
    <style:style style:name="P5" style:family="paragraph" style:parent-style-name="Preformatted_20_Text">
      <style:paragraph-properties fo:line-height="115%" fo:text-align="justify" style:justify-single-word="false"/>
      <style:text-properties style:font-name="Arial" fo:font-size="12pt" officeooo:rsid="000a81a7" officeooo:paragraph-rsid="000a81a7" style:font-size-asian="12pt" style:font-size-complex="12pt"/>
    </style:style>
    <style:style style:name="P6" style:family="paragraph" style:parent-style-name="Preformatted_20_Text">
      <style:paragraph-properties fo:line-height="115%" fo:text-align="justify" style:justify-single-word="false"/>
      <style:text-properties style:font-name="Arial" fo:font-size="12pt" officeooo:rsid="00264cb0" officeooo:paragraph-rsid="00264cb0" style:font-size-asian="12pt" style:font-size-complex="12pt"/>
    </style:style>
    <style:style style:name="P7" style:family="paragraph" style:parent-style-name="Title">
      <style:paragraph-properties fo:line-height="115%" fo:text-align="justify" style:justify-single-word="false"/>
      <style:text-properties style:text-underline-style="solid" style:text-underline-width="auto" style:text-underline-color="font-color"/>
    </style:style>
    <style:style style:name="P8" style:family="paragraph" style:parent-style-name="Table_20_Contents">
      <style:paragraph-properties fo:line-height="115%" fo:text-align="justify" style:justify-single-word="false"/>
      <style:text-properties style:font-name="Arial" fo:font-size="12pt" officeooo:rsid="001641d5" officeooo:paragraph-rsid="001641d5" style:font-name-asian="Courier New" style:font-size-asian="12pt" style:font-name-complex="Liberation Mono" style:font-size-complex="12pt"/>
    </style:style>
    <style:style style:name="P9" style:family="paragraph" style:parent-style-name="Table_20_Contents">
      <style:paragraph-properties fo:line-height="115%" fo:text-align="justify" style:justify-single-word="false"/>
      <style:text-properties style:font-name="Arial" fo:font-size="12pt" officeooo:rsid="0019b4f5" officeooo:paragraph-rsid="0019b4f5" style:font-name-asian="Courier New" style:font-size-asian="12pt" style:font-name-complex="Liberation Mono" style:font-size-complex="12pt"/>
    </style:style>
    <style:style style:name="P10" style:family="paragraph" style:parent-style-name="Table_20_Contents">
      <style:paragraph-properties fo:line-height="115%" fo:text-align="justify" style:justify-single-word="false"/>
      <style:text-properties style:font-name="Arial" fo:font-size="12pt" officeooo:rsid="001b8be0" officeooo:paragraph-rsid="001b8be0" style:font-name-asian="Courier New" style:font-size-asian="12pt" style:font-name-complex="Liberation Mono" style:font-size-complex="12pt"/>
    </style:style>
    <style:style style:name="P11" style:family="paragraph" style:parent-style-name="Table_20_Contents">
      <style:paragraph-properties fo:line-height="115%" fo:text-align="justify" style:justify-single-word="false"/>
      <style:text-properties style:font-name="Arial" fo:font-size="12pt" officeooo:rsid="001d7f1f" officeooo:paragraph-rsid="001d7f1f" style:font-name-asian="Courier New" style:font-size-asian="12pt" style:font-name-complex="Liberation Mono" style:font-size-complex="12pt"/>
    </style:style>
    <style:style style:name="P12" style:family="paragraph" style:parent-style-name="Table_20_Contents">
      <style:paragraph-properties fo:line-height="115%" fo:text-align="justify" style:justify-single-word="false"/>
      <style:text-properties style:font-name="Arial" fo:font-size="12pt" officeooo:rsid="001dd46a" officeooo:paragraph-rsid="001dd46a" style:font-name-asian="Courier New" style:font-size-asian="12pt" style:font-name-complex="Liberation Mono" style:font-size-complex="12pt"/>
    </style:style>
    <style:style style:name="P13" style:family="paragraph" style:parent-style-name="Table_20_Contents">
      <style:paragraph-properties fo:line-height="115%" fo:text-align="justify" style:justify-single-word="false"/>
      <style:text-properties style:font-name="Arial" fo:font-size="12pt" officeooo:rsid="001fc6a1" officeooo:paragraph-rsid="001fc6a1" style:font-name-asian="Courier New" style:font-size-asian="12pt" style:font-name-complex="Liberation Mono" style:font-size-complex="12pt"/>
    </style:style>
    <style:style style:name="P14" style:family="paragraph" style:parent-style-name="Table_20_Contents">
      <style:paragraph-properties fo:line-height="115%" fo:text-align="justify" style:justify-single-word="false"/>
      <style:text-properties style:font-name="Arial" fo:font-size="12pt" style:text-underline-style="solid" style:text-underline-width="auto" style:text-underline-color="font-color" fo:font-weight="bold" officeooo:rsid="001496a7" officeooo:paragraph-rsid="001496a7" style:font-name-asian="Courier New" style:font-size-asian="12pt" style:font-weight-asian="bold" style:font-name-complex="Liberation Mono" style:font-size-complex="12pt" style:font-weight-complex="bold"/>
    </style:style>
    <style:style style:name="P15" style:family="paragraph" style:parent-style-name="Table_20_Contents">
      <style:paragraph-properties fo:line-height="115%" fo:text-align="justify" style:justify-single-word="false"/>
      <style:text-properties style:font-name="Arial" fo:font-size="12pt" style:text-underline-style="solid" style:text-underline-width="auto" style:text-underline-color="font-color" fo:font-weight="bold" officeooo:rsid="001d7f1f" officeooo:paragraph-rsid="001d7f1f" style:font-name-asian="Courier New" style:font-size-asian="12pt" style:font-weight-asian="bold" style:font-name-complex="Liberation Mono" style:font-size-complex="12pt" style:font-weight-complex="bold"/>
    </style:style>
    <style:style style:name="P16" style:family="paragraph" style:parent-style-name="Standard">
      <style:paragraph-properties fo:line-height="150%"/>
      <style:text-properties style:font-name="Arial" fo:font-size="14pt" style:font-size-asian="14pt" style:font-size-complex="14pt"/>
    </style:style>
    <style:style style:name="P17" style:family="paragraph" style:parent-style-name="Standard">
      <style:paragraph-properties fo:line-height="150%"/>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Preformatted_20_Text">
      <style:paragraph-properties fo:line-height="115%" fo:text-align="justify" style:justify-single-word="false"/>
      <style:text-properties style:font-name="Arial" fo:font-size="14pt" style:text-underline-style="solid" style:text-underline-width="auto" style:text-underline-color="font-color" fo:font-weight="bold" officeooo:rsid="000a81a7" officeooo:paragraph-rsid="000a81a7" style:font-size-asian="14pt" style:font-weight-asian="bold" style:font-size-complex="14pt" style:font-weight-complex="bold"/>
    </style:style>
    <style:style style:name="P20" style:family="paragraph" style:parent-style-name="Preformatted_20_Text">
      <style:paragraph-properties fo:line-height="150%" fo:text-align="justify" style:justify-single-word="false"/>
      <style:text-properties style:font-name="Arial" fo:font-size="14pt" style:text-underline-style="solid" style:text-underline-width="auto" style:text-underline-color="font-color" fo:font-weight="bold" officeooo:rsid="00342eeb" officeooo:paragraph-rsid="00342eeb" style:font-size-asian="14pt" style:font-weight-asian="bold" style:font-size-complex="14pt" style:font-weight-complex="bold"/>
    </style:style>
    <style:style style:name="P21" style:family="paragraph" style:parent-style-name="Preformatted_20_Text">
      <style:paragraph-properties fo:line-height="115%" fo:text-align="justify" style:justify-single-word="false"/>
      <style:text-properties style:font-name="Arial" fo:font-size="12pt" officeooo:rsid="002705dc" officeooo:paragraph-rsid="002705dc" style:font-size-asian="12pt" style:font-size-complex="12pt"/>
    </style:style>
    <style:style style:name="P22" style:family="paragraph" style:parent-style-name="Preformatted_20_Text">
      <style:paragraph-properties fo:line-height="115%" fo:text-align="justify" style:justify-single-word="false"/>
      <style:text-properties style:font-name="Arial" fo:font-size="12pt" officeooo:rsid="000f0b50" officeooo:paragraph-rsid="000f0b50" style:font-size-asian="12pt" style:font-size-complex="12pt"/>
    </style:style>
    <style:style style:name="P23" style:family="paragraph" style:parent-style-name="Preformatted_20_Text">
      <style:paragraph-properties fo:line-height="115%" fo:text-align="justify" style:justify-single-word="false"/>
      <style:text-properties style:font-name="Arial" fo:font-size="12pt" officeooo:rsid="00342eeb" officeooo:paragraph-rsid="00342eeb" style:font-size-asian="12pt" style:font-size-complex="12pt"/>
    </style:style>
    <style:style style:name="P24" style:family="paragraph" style:parent-style-name="Table_20_Contents">
      <style:paragraph-properties fo:line-height="115%" fo:text-align="justify" style:justify-single-word="false"/>
      <style:text-properties style:font-name="Arial" fo:font-size="12pt" style:font-name-asian="Courier New" style:font-size-asian="12pt" style:font-name-complex="Liberation Mono" style:font-size-complex="12pt"/>
    </style:style>
    <style:style style:name="P25" style:family="paragraph" style:parent-style-name="Table_20_Contents">
      <style:paragraph-properties fo:line-height="115%" fo:text-align="justify" style:justify-single-word="false"/>
      <style:text-properties style:font-name="Arial" fo:font-size="12pt" officeooo:rsid="002eab57" officeooo:paragraph-rsid="002eab57" style:font-name-asian="Courier New" style:font-size-asian="12pt" style:font-name-complex="Liberation Mono" style:font-size-complex="12pt"/>
    </style:style>
    <style:style style:name="P26" style:family="paragraph" style:parent-style-name="Table_20_Contents">
      <style:paragraph-properties fo:line-height="115%" fo:text-align="justify" style:justify-single-word="false"/>
      <style:text-properties style:font-name="Arial" fo:font-size="12pt" officeooo:rsid="002ff9be" officeooo:paragraph-rsid="002ff9be" style:font-name-asian="Courier New" style:font-size-asian="12pt" style:font-name-complex="Liberation Mono" style:font-size-complex="12pt"/>
    </style:style>
    <style:style style:name="P27" style:family="paragraph" style:parent-style-name="Table_20_Contents">
      <style:paragraph-properties fo:line-height="115%" fo:text-align="justify" style:justify-single-word="false"/>
      <style:text-properties style:font-name="Arial" fo:font-size="12pt" style:text-underline-style="solid" style:text-underline-width="auto" style:text-underline-color="font-color" fo:font-weight="bold" officeooo:rsid="0028e6d7" officeooo:paragraph-rsid="0028e6d7" style:font-name-asian="Courier New" style:font-size-asian="12pt" style:font-weight-asian="bold" style:font-name-complex="Liberation Mono" style:font-size-complex="12pt" style:font-weight-complex="bold"/>
    </style:style>
    <style:style style:name="P28" style:family="paragraph" style:parent-style-name="Table_20_Contents">
      <style:text-properties style:font-name="Arial"/>
    </style:style>
    <style:style style:name="P29" style:family="paragraph" style:parent-style-name="Table_20_Contents">
      <style:text-properties style:font-name="Arial" officeooo:rsid="002f2895" officeooo:paragraph-rsid="002f2895"/>
    </style:style>
    <style:style style:name="T1" style:family="text">
      <style:text-properties officeooo:rsid="000f1ed9"/>
    </style:style>
    <style:style style:name="T2" style:family="text">
      <style:text-properties officeooo:rsid="0013441d"/>
    </style:style>
    <style:style style:name="T3" style:family="text">
      <style:text-properties officeooo:rsid="001dd46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31a1e0" style:font-weight-asian="bold" style:font-weight-complex="bold"/>
    </style:style>
    <style:style style:name="T6" style:family="text">
      <style:text-properties officeooo:rsid="002eab57"/>
    </style:style>
    <style:style style:name="T7" style:family="text">
      <style:text-properties officeooo:rsid="002f2895"/>
    </style:style>
    <style:style style:name="T8" style:family="text">
      <style:text-properties officeooo:rsid="002ff9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ericht</text:p>
      <text:p text:style-name="P2"/>
      <text:p text:style-name="P18">Allgemeine Beschreibung</text:p>
      <text:p text:style-name="P3">Das Programm TDDT (Test Driven Development Trainer) ist eine minimalistische Entwicklungsumgebung, die dem Nutzer helfen soll das sog. „Test Driven Development“ zu trainieren. Bei TDD geht es darum mit Hilfe von Tests den entwickelten Sourcecode zu <text:span text:style-name="T1">prüfen</text:span> und das möglichst kleinschrittig <text:span text:style-name="T1">(Funktionsweise des Programms: Siehe Handbuch/Manual; Informationen zu TDD siehe http://www.frankwestphal.de/TestgetriebeneEntwicklung.html).</text:span></text:p>
      <text:p text:style-name="P4"/>
      <text:p text:style-name="P4"/>
      <text:p text:style-name="P20">Interaktion von Klassen und Methoden</text:p>
      <text:p text:style-name="P23"/>
      <text:p text:style-name="P4"/>
      <text:p text:style-name="P19"/>
      <text:p text:style-name="P16"><text:span text:style-name="T4">Klassen </text:span><text:span text:style-name="T5">und Resources</text:span></text:p>
      <table:table table:name="Klassen1" table:style-name="Klassen1">
        <table:table-column table:style-name="Klassen1.A"/>
        <table:table-column table:style-name="Klassen1.B"/>
        <table:table-column table:style-name="Klassen1.C"/>
        <table:table-row>
          <table:table-cell table:style-name="Klassen1.A1" office:value-type="string">
            <text:p text:style-name="P14">Paket</text:p>
          </table:table-cell>
          <table:table-cell table:style-name="Klassen1.A1" office:value-type="string">
            <text:p text:style-name="P14">Klasse</text:p>
          </table:table-cell>
          <table:table-cell table:style-name="Klassen1.A1" office:value-type="string">
            <text:p text:style-name="P15">Resources</text:p>
          </table:table-cell>
        </table:table-row>
        <table:table-row>
          <table:table-cell table:style-name="Klassen1.A2" office:value-type="string">
            <text:p text:style-name="P8">babysteps</text:p>
          </table:table-cell>
          <table:table-cell table:style-name="Klassen1.A2" office:value-type="string">
            <text:p text:style-name="P8">Babysteps.java</text:p>
          </table:table-cell>
          <table:table-cell table:style-name="Klassen1.C2" office:value-type="string">
            <text:p text:style-name="P8"/>
          </table:table-cell>
        </table:table-row>
        <table:table-row>
          <table:table-cell table:style-name="Klassen1.A2" office:value-type="string">
            <text:p text:style-name="P9">phases</text:p>
          </table:table-cell>
          <table:table-cell table:style-name="Klassen1.A2" office:value-type="string">
            <text:p text:style-name="P9">IntefaceTDDT.java</text:p>
            <text:p text:style-name="P9">Phases,java</text:p>
          </table:table-cell>
          <table:table-cell table:style-name="Klassen1.C2" office:value-type="string">
            <text:p text:style-name="P9"/>
          </table:table-cell>
        </table:table-row>
        <table:table-row>
          <table:table-cell table:style-name="Klassen1.A2" office:value-type="string">
            <text:p text:style-name="P9">tddtcycle</text:p>
          </table:table-cell>
          <table:table-cell table:style-name="Klassen1.A2" office:value-type="string">
            <text:p text:style-name="P9">TDDCycle.java</text:p>
          </table:table-cell>
          <table:table-cell table:style-name="Klassen1.C2" office:value-type="string">
            <text:p text:style-name="P9"/>
          </table:table-cell>
        </table:table-row>
        <table:table-row>
          <table:table-cell table:style-name="Klassen1.A2" office:value-type="string">
            <text:p text:style-name="P9">tddtlayout</text:p>
          </table:table-cell>
          <table:table-cell table:style-name="Klassen1.A2" office:value-type="string">
            <text:p text:style-name="P9">LayoutMenuController.java</text:p>
            <text:p text:style-name="P9">LayoutTDDTController.java</text:p>
            <text:p text:style-name="P9">LayoutATDDController.java</text:p>
          </table:table-cell>
          <table:table-cell table:style-name="Klassen1.C2" office:value-type="string">
            <text:p text:style-name="P12">layoutMenu.fxml</text:p>
            <text:p text:style-name="P11"><text:span text:style-name="T3">l</text:span>ayoutTDDT.fxml</text:p>
            <text:p text:style-name="P11"><text:span text:style-name="T3">l</text:span>ayoutADDT.fxml</text:p>
          </table:table-cell>
        </table:table-row>
        <table:table-row>
          <table:table-cell table:style-name="Klassen1.A2" office:value-type="string">
            <text:p text:style-name="P10">tddtMain</text:p>
          </table:table-cell>
          <table:table-cell table:style-name="Klassen1.A2" office:value-type="string">
            <text:p text:style-name="P10">TDDTMain</text:p>
          </table:table-cell>
          <table:table-cell table:style-name="Klassen1.C2" office:value-type="string">
            <text:p text:style-name="P13">layoutMain.fxml</text:p>
          </table:table-cell>
        </table:table-row>
        <table:table-row>
          <table:table-cell table:style-name="Klassen1.A2" office:value-type="string">
            <text:p text:style-name="P10">timer</text:p>
          </table:table-cell>
          <table:table-cell table:style-name="Klassen1.A2" office:value-type="string">
            <text:p text:style-name="P10">Timer.java</text:p>
          </table:table-cell>
          <table:table-cell table:style-name="Klassen1.C2" office:value-type="string">
            <text:p text:style-name="P10"/>
          </table:table-cell>
        </table:table-row>
        <table:table-row>
          <table:table-cell table:style-name="Klassen1.A2" office:value-type="string">
            <text:p text:style-name="P10">katalog</text:p>
          </table:table-cell>
          <table:table-cell table:style-name="Klassen1.A2" office:value-type="string">
            <text:p text:style-name="P10">Katalog.java</text:p>
          </table:table-cell>
          <table:table-cell table:style-name="Klassen1.C2" office:value-type="string">
            <text:p text:style-name="P1"/>
          </table:table-cell>
        </table:table-row>
      </table:table>
      <text:p text:style-name="P6"/>
      <text:p text:style-name="P5"/>
      <text:p text:style-name="P17">Methoden</text:p>
      <table:table table:name="Methoden" table:style-name="Methoden">
        <table:table-column table:style-name="Methoden.A"/>
        <table:table-column table:style-name="Methoden.B"/>
        <table:table-row>
          <table:table-cell table:style-name="Methoden.A1" office:value-type="string">
            <text:p text:style-name="P27">Klasse</text:p>
          </table:table-cell>
          <table:table-cell table:style-name="Methoden.A1" office:value-type="string">
            <text:p text:style-name="P27">Methode</text:p>
          </table:table-cell>
        </table:table-row>
        <table:table-row>
          <table:table-cell table:style-name="Methoden.A2" office:value-type="string">
            <text:p text:style-name="P28">Babysteps</text:p>
          </table:table-cell>
          <table:table-cell table:style-name="Methoden.B2" office:value-type="string">
            <text:p text:style-name="P28">- <text:span text:style-name="T6">p</text:span>ublic babysteps(String phase, String code, String testCode, int timer)</text:p>
            <text:p text:style-name="P28">- public void babysteps()</text:p>
            <text:p text:style-name="P28">- <text:span text:style-name="T7">public void setPhase(String s)</text:span></text:p>
            <text:p text:style-name="P28">- <text:span text:style-name="T7">public void setCode(String code)</text:span></text:p>
            <text:p text:style-name="P29">- public void setTestCode(String testCode)</text:p>
          </table:table-cell>
        </table:table-row>
        <table:table-row>
          <table:table-cell table:style-name="Methoden.A2" office:value-type="string">
            <text:p text:style-name="P26">Phases</text:p>
          </table:table-cell>
          <table:table-cell table:style-name="Methoden.B2" office:value-type="string">
            <text:p text:style-name="P25">- <text:span text:style-name="T8">public Phases(String phase)</text:span></text:p>
            <text:p text:style-name="P25">- <text:span text:style-name="T8">public String getPhase()</text:span></text:p>
            <text:p text:style-name="P26"><text:soft-page-break/>- public void setPhase(String phase)</text:p>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row>
          <table:table-cell table:style-name="Methoden.A2" office:value-type="string">
            <text:p text:style-name="P24"/>
          </table:table-cell>
          <table:table-cell table:style-name="Methoden.B2" office:value-type="string">
            <text:p text:style-name="P24"/>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07-12T16:56:56.746329820</dc:date>
    <dc:creator>Philipp Brühn</dc:creator>
    <meta:editing-duration>PT3H36M27S</meta:editing-duration>
    <meta:editing-cycles>37</meta:editing-cycles>
    <meta:document-statistic meta:table-count="2" meta:image-count="0" meta:object-count="0" meta:page-count="2" meta:paragraph-count="42" meta:word-count="133" meta:character-count="1144" meta:non-whitespace-character-count="1053"/>
  </office:meta>
</office:document-meta>
</file>